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2cfd0" officeooo:paragraph-rsid="0012cfd0"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font-weight="normal" officeooo:rsid="0012cfd0" officeooo:paragraph-rsid="0012cfd0" style:font-size-asian="9.60000038146973pt" style:font-weight-asian="normal" style:font-size-complex="11pt" style:font-weight-complex="normal"/>
    </style:style>
    <style:style style:name="P3" style:family="paragraph" style:parent-style-name="Standard" style:list-style-name="L1">
      <style:paragraph-properties fo:text-align="start" style:justify-single-word="false"/>
      <style:text-properties fo:font-size="11pt" fo:font-weight="normal" officeooo:rsid="0012cfd0" officeooo:paragraph-rsid="0012cfd0" style:font-size-asian="9.60000038146973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officeooo:rsid="0013d7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ker Swarm</text:p>
      <text:p text:style-name="P1"/>
      <text:p text:style-name="P2">Docker Swarm is the native orchestrator provided by the docker. When we say orchestrator, it is nothing but managing multiple Docker hosts together in a cluster, and you can run multiple applications or multi container applications in the cluster. <text:s/>The Docker Swarm helps us managing multi-clustered or multi host environment that also helps us in running multi-container applications on different hosts. The best advantage of using Docker Swarm is high availability of your application. For example, if your application having the Nginx web and MySQL database is running on host one, and due to some reason the host 1, I mean the Docker host 1, have resource crunch. And the application that you are running went down, so what Docker Swam will do is move that application to another host and start it automatically. That means your application will be always available.</text:p>
      <text:p text:style-name="P2"/>
      <text:p text:style-name="P2">The three different components that comprises the architecture of docker swarm are the swarm manager and the docker swarm worker nodes along with the docker client from where you manage the docker swarm managers. <text:s/>Inside docker swarm manager, a service known as discovery service runs, which identifies and ensures the worker nodes are running fine. And inside the nodes or the worker nodes, the docker daemon ensures they run the containers appropriately. </text:p>
      <text:p text:style-name="P2"/>
      <text:p text:style-name="P2">The nodes or the docker, so a worker node who runs the docker daemon inside it has the sole purpose of running the containers. So all the different daemons running on different nodes usually communicate via APIs over HTTP.</text:p>
      <text:p text:style-name="P2"/>
      <text:p text:style-name="P2">The manager node usually have the responsibility to maintain the cluster state. It schedules the services and serving the swarm mode via HTTP API endpoints. The manager also keeps track of all the worker nodes and ensures they are always running in the desired stage. Apart from that, in case there are multiple managers, then one of them is designated as the master node, and the master node uses Raft implementation to manage all other manager nodes and ensures they have a consistent internal state of the entire swarm.</text:p>
      <text:p text:style-name="P2"/>
      <text:p text:style-name="P2">At a high level, there are almost nine major or important features that Swarm provides, <text:span text:style-name="T1">cluster management, scaling, high availability, declarative service model, load balancing, security, rolling updates, desired state, reconciliation, and multi host networking.</text:span></text:p>
      <text:list text:style-name="L1">
        <text:list-item>
          <text:p text:style-name="P3">The first feature we saw was the <text:span text:style-name="T1">cluster management</text:span>, which is integrated with the Docker Engine. In order to create a Swarm Docker Engine <text:span text:style-name="T2">to</text:span> deploy the application services, <text:span text:style-name="T2">w</text:span>e use the Docker Engine CLI itself. Therefore, no additional software is required to manage a Swarm.</text:p>
        </text:list-item>
        <text:list-item>
          <text:p text:style-name="P3">The second feature we talked about is <text:span text:style-name="T1">decentralized design</text:span>. Instead of handling differentiation between node roles at a deployment time, usually the Docker Engine handles any specialization at run time. You can deploy both kinds of nodes managers and workers using the Docker engine. This means you can build an entire swarm from a single disk image. </text:p>
        </text:list-item>
        <text:list-item>
          <text:p text:style-name="P3">The third feature that we have listed is <text:span text:style-name="T1">declarative service model</text:span>. The Docker engine uses a declarative approach to let you define the desired state of the various services in your application stand. For example, you might describe an application comprised of a web front service and a messaging queue service with a database back in.</text:p>
        </text:list-item>
        <text:list-item>
          <text:p text:style-name="P3">The fourth feature is the <text:span text:style-name="T1">scaling</text:span>. For each service, you can declare the number of tasks you want to run. When you scale up or down, the swarm manager automatically adapts by adding or removing tasks to maintain the desired state. As we have seen in the previous command using docker compose that you mentioned how many instances of your application you want to scale. Provide the instance and Docker is going to maintain that number on that many instances, whenever the scaling is required. </text:p>
        </text:list-item>
        <text:list-item>
          <text:p text:style-name="P3"><text:s/>The next feature is about <text:span text:style-name="T1">multi-host networking</text:span>. You can specify an overlay network for your services. The swarm manager automatically assigns the address to the containers on the overlay network when it is initializing or updates the application</text:p>
        </text:list-item>
        <text:list-item>
          <text:p text:style-name="P3">We've also seen that another most important feature is <text:span text:style-name="T1">service discovery</text:span>. The swarm manager nodes assign each service in the swarm a unique DNS name. You can query every container running in the swarm through that DNS embedded in the swarm. </text:p>
        </text:list-item>
        <text:list-item>
          <text:p text:style-name="P3"><text:soft-page-break/><text:span text:style-name="T1">Load balancing</text:span> is one of the best features that swarm provides. You can expose the ports for services to an external load balancer. Internally, the swarm lets you specify how to distribute service containers between the nodes. </text:p>
        </text:list-item>
        <text:list-item>
          <text:p text:style-name="P3">Last but not the least, Docker swarm is <text:span text:style-name="T1">secured</text:span> by default. It uses or enforces the TLS mutual authentication and encryption system and ensures to secure communication between itself and the other nodes.</text:p>
        </text:list-item>
        <text:list-item>
          <text:p text:style-name="P3"><text:span text:style-name="T1">Rolling updates</text:span> is also one of the important feature that Docker swarm provides us. At rollout time, you can apply service updates to nodes incremental. The swarm manager lets you control the delay between the service deployment to different sets of the nodes. If anything goes wrong, you can roll back to a previous version of the service.</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7T10:24:08.717000000</meta:creation-date>
    <dc:date>2025-05-27T11:17:55.540000000</dc:date>
    <meta:editing-duration>PT43M24S</meta:editing-duration>
    <meta:editing-cycles>1</meta:editing-cycles>
    <meta:generator>LibreOffice/24.8.6.2$Windows_X86_64 LibreOffice_project/6d98ba145e9a8a39fc57bcc76981d1fb1316c60c</meta:generator>
    <meta:document-statistic meta:table-count="0" meta:image-count="0" meta:object-count="0" meta:page-count="2" meta:paragraph-count="15" meta:word-count="839" meta:character-count="5066" meta:non-whitespace-character-count="4243"/>
  </office:meta>
</office:document-meta>
</file>